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947" officeooo:paragraph-rsid="001be947"/>
    </style:style>
    <style:style style:name="P2" style:family="paragraph" style:parent-style-name="Standard">
      <style:text-properties fo:font-size="14pt" officeooo:rsid="001be947" officeooo:paragraph-rsid="001be947" style:font-size-asian="14pt" style:font-size-complex="14pt"/>
    </style:style>
    <style:style style:name="P3" style:family="paragraph" style:parent-style-name="Text_20_body">
      <style:text-properties officeooo:rsid="001be947" officeooo:paragraph-rsid="001be947"/>
    </style:style>
    <style:style style:name="P4" style:family="paragraph" style:parent-style-name="Text_20_body">
      <style:text-properties fo:font-size="14pt" officeooo:rsid="001be947" officeooo:paragraph-rsid="001be947" style:font-size-asian="14pt" style:font-size-complex="14pt"/>
    </style:style>
    <style:style style:name="P5" style:family="paragraph" style:parent-style-name="Text_20_body">
      <style:paragraph-properties>
        <style:tab-stops>
          <style:tab-stop style:position="1.676cm"/>
          <style:tab-stop style:position="1.919cm"/>
        </style:tab-stops>
      </style:paragraph-properties>
      <style:text-properties fo:font-size="14pt" officeooo:rsid="001be947" officeooo:paragraph-rsid="001be947" style:font-size-asian="14pt" style:font-size-complex="14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>
        <style:tab-stops>
          <style:tab-stop style:position="1.676cm"/>
          <style:tab-stop style:position="1.919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Text_20_body">
      <style:text-properties fo:font-size="14pt" officeooo:rsid="001be947" officeooo:paragraph-rsid="001be947" style:font-size-asian="12.25pt" style:font-size-complex="14pt"/>
    </style:style>
    <style:style style:name="T1" style:family="text">
      <style:text-properties officeooo:rsid="001be947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Российской Федерации </text:p>
      <text:p text:style-name="P4"><text:s text:c="7"/>Институт среднего профессионального образования </text:p>
      <text:p text:style-name="P4">Приазовского государственного технического университета-филиала федерального государственного бюджетного образовательного учреждения высшего образования&lt;&lt;Национальный исследовательский Московский госудаственный строительный университет&gt;&gt;</text:p>
      <text:p text:style-name="P3">(ИСПО ПГТУ-филиал НИУ МГСУ)</text:p>
      <text:p text:style-name="P8"/>
      <text:h text:style-name="Heading_20_1" text:outline-level="1">ИНДИВИДУАЛЬНЫЙ ПРОЕКТ </text:h>
      <text:p text:style-name="Text_20_body"><text:s text:c="30"/>по <text:span text:style-name="Strong_20_Emphasis">дисциплине</text:span> </text:p>
      <text:p text:style-name="P1"><text:s/><text:span text:style-name="T2">00.08.Информатика</text:span></text:p>
      <text:p text:style-name="P2"/>
      <text:p text:style-name="P6">Тема:&lt;&lt;Возможности языков программирования&gt;&gt;</text:p>
      <text:p text:style-name="P6"/>
      <text:p text:style-name="P6"/>
      <text:p text:style-name="P6"><text:s text:c="6"/><text:span text:style-name="T1">Индивидуальный проект</text:span></text:p>
      <text:p text:style-name="P6"><text:s text:c="6"/><text:span text:style-name="T1">Обучающегося 1 курса,группы ИБС-09-2025 Бальцер Оскар Викторович</text:span></text:p>
      <text:p text:style-name="P7"><text:s text:c="6"/><text:span text:style-name="T1">Специальность указать 10.02.05 Обеспечение информационной автоматизированных систем безопасности полное название специальности </text:span></text:p>
      <text:p text:style-name="P7"><text:s text:c="6"/><text:span text:style-name="T1">Руководитель Индивидуального проекта Заворотинский С.А.</text:span></text:p>
      <text:p text:style-name="P7"/>
      <text:p text:style-name="P5"><text:s text:c="5"/>Оценкат____------ ________</text:p>
      <text:p text:style-name="P5"/>
      <text:p text:style-name="P5"><text:s text:c="5"/>Дата защиты:&lt;&lt;_-__&gt;&gt;______2026г.</text:p>
      <text:p text:style-name="P5"/>
      <text:p text:style-name="P5"><text:s text:c="7"/>Мариуполь</text:p>
      <text:p text:style-name="P5"><text:s text:c="7"/>2026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3:48:42.277676614</meta:creation-date>
    <dc:date>2026-01-21T14:36:17.808418870</dc:date>
    <meta:editing-duration>PT47M36S</meta:editing-duration>
    <meta:editing-cycles>1</meta:editing-cycles>
    <meta:generator>LibreOffice/7.6.7.2$Linux_X86_64 LibreOffice_project/60$Build-2</meta:generator>
    <meta:document-statistic meta:table-count="0" meta:image-count="0" meta:object-count="0" meta:page-count="1" meta:paragraph-count="16" meta:word-count="70" meta:character-count="895" meta:non-whitespace-character-count="750"/>
  </office:meta>
</office:document-meta>
</file>